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5" calcext:value-type="float">
            <text:p>215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1" calcext:value-type="float">
            <text:p>221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office:value-type="float" office:value="46" calcext:value-type="float">
            <text:p>46</text:p>
          </table:table-cell>
          <table:table-cell office:value-type="float" office:value="153" calcext:value-type="float">
            <text:p>153</text:p>
          </table:table-cell>
          <table:table-cell office:value-type="float" office:value="384" calcext:value-type="float">
            <text:p>3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3" calcext:value-type="float">
            <text:p>243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513" calcext:value-type="float">
            <text:p>5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562" calcext:value-type="float">
            <text:p>5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713" calcext:value-type="float">
            <text:p>7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float" office:value="177" calcext:value-type="float">
            <text:p>177</text:p>
          </table:table-cell>
          <table:table-cell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office:value-type="float" office:value="175" calcext:value-type="float">
            <text:p>175</text:p>
          </table:table-cell>
          <table:table-cell office:value-type="float" office:value="960" calcext:value-type="float">
            <text:p>9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float" office:value="176" calcext:value-type="float">
            <text:p>176</text:p>
          </table:table-cell>
          <table:table-cell office:value-type="float" office:value="1063" calcext:value-type="float">
            <text:p>10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54" calcext:value-type="float">
            <text:p>54</text:p>
          </table:table-cell>
          <table:table-cell office:value-type="float" office:value="179" calcext:value-type="float">
            <text:p>179</text:p>
          </table:table-cell>
          <table:table-cell office:value-type="float" office:value="1236" calcext:value-type="float">
            <text:p>12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56" calcext:value-type="float">
            <text:p>56</text:p>
          </table:table-cell>
          <table:table-cell office:value-type="float" office:value="159" calcext:value-type="float">
            <text:p>159</text:p>
          </table:table-cell>
          <table:table-cell office:value-type="float" office:value="1399" calcext:value-type="float">
            <text:p>139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office:value-type="float" office:value="1658" calcext:value-type="float">
            <text:p>16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  <table:table-cell office:value-type="float" office:value="1850" calcext:value-type="float">
            <text:p>18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office:value-type="float" office:value="2028" calcext:value-type="float">
            <text:p>20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160" calcext:value-type="float">
            <text:p>160</text:p>
          </table:table-cell>
          <table:table-cell office:value-type="float" office:value="2147" calcext:value-type="float">
            <text:p>21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2421" calcext:value-type="float">
            <text:p>24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144" calcext:value-type="float">
            <text:p>144</text:p>
          </table:table-cell>
          <table:table-cell office:value-type="float" office:value="2546" calcext:value-type="float">
            <text:p>25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2768" calcext:value-type="float">
            <text:p>27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2953" calcext:value-type="float">
            <text:p>29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3027" calcext:value-type="float">
            <text:p>30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office:value-type="float" office:value="3099" calcext:value-type="float">
            <text:p>30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3201" calcext:value-type="float">
            <text:p>32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3257" calcext:value-type="float">
            <text:p>32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3188" calcext:value-type="float">
            <text:p>31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3209" calcext:value-type="float">
            <text:p>32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2998" calcext:value-type="float">
            <text:p>299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3053" calcext:value-type="float">
            <text:p>30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2811" calcext:value-type="float">
            <text:p>28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2713" calcext:value-type="float">
            <text:p>27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2505" calcext:value-type="float">
            <text:p>25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2335" calcext:value-type="float">
            <text:p>23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6" calcext:value-type="float">
            <text:p>27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2163" calcext:value-type="float">
            <text:p>216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1" calcext:value-type="float">
            <text:p>301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1938" calcext:value-type="float">
            <text:p>19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9" calcext:value-type="float">
            <text:p>379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751" calcext:value-type="float">
            <text:p>17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8" calcext:value-type="float">
            <text:p>428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562" calcext:value-type="float">
            <text:p>15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7" calcext:value-type="float">
            <text:p>467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1474" calcext:value-type="float">
            <text:p>147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0" calcext:value-type="float">
            <text:p>590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289" calcext:value-type="float">
            <text:p>12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6" calcext:value-type="float">
            <text:p>56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65" calcext:value-type="float">
            <text:p>10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1" calcext:value-type="float">
            <text:p>68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007" calcext:value-type="float">
            <text:p>10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96" calcext:value-type="float">
            <text:p>796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873" calcext:value-type="float">
            <text:p>8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6" calcext:value-type="float">
            <text:p>91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48" calcext:value-type="float">
            <text:p>7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685" calcext:value-type="float">
            <text:p>68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1" calcext:value-type="float">
            <text:p>1121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542" calcext:value-type="float">
            <text:p>5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56" calcext:value-type="float">
            <text:p>1256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455" calcext:value-type="float">
            <text:p>4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" calcext:value-type="float">
            <text:p>1442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83" calcext:value-type="float">
            <text:p>1583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376" calcext:value-type="float">
            <text:p>3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79" calcext:value-type="float">
            <text:p>1779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345" calcext:value-type="float">
            <text:p>3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52" calcext:value-type="float">
            <text:p>185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293" calcext:value-type="float">
            <text:p>29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87" calcext:value-type="float">
            <text:p>198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66" calcext:value-type="float">
            <text:p>1966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88" calcext:value-type="float">
            <text:p>218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233" calcext:value-type="float">
            <text:p>23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82" calcext:value-type="float">
            <text:p>2282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243" calcext:value-type="float">
            <text:p>24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85" calcext:value-type="float">
            <text:p>2385</text:p>
          </table:table-cell>
          <table:table-cell office:value-type="float" office:value="136" calcext:value-type="float">
            <text:p>136</text:p>
          </table:table-cell>
          <table:table-cell office:value-type="float" office:value="113" calcext:value-type="float">
            <text:p>113</text:p>
          </table:table-cell>
          <table:table-cell office:value-type="float" office:value="261" calcext:value-type="float">
            <text:p>2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52" calcext:value-type="float">
            <text:p>2352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251" calcext:value-type="float">
            <text:p>2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46" calcext:value-type="float">
            <text:p>224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241" calcext:value-type="float">
            <text:p>2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12" calcext:value-type="float">
            <text:p>2112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265" calcext:value-type="float">
            <text:p>2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72" calcext:value-type="float">
            <text:p>2072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246" calcext:value-type="float">
            <text:p>2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231" calcext:value-type="float">
            <text:p>2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05" calcext:value-type="float">
            <text:p>170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39" calcext:value-type="float">
            <text:p>23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17" calcext:value-type="float">
            <text:p>16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260" calcext:value-type="float">
            <text:p>2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65" calcext:value-type="float">
            <text:p>1465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284" calcext:value-type="float">
            <text:p>2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20" calcext:value-type="float">
            <text:p>1320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office:value-type="float" office:value="260" calcext:value-type="float">
            <text:p>2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76" calcext:value-type="float">
            <text:p>1176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289" calcext:value-type="float">
            <text:p>28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8" calcext:value-type="float">
            <text:p>958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2" calcext:value-type="float">
            <text:p>812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302" calcext:value-type="float">
            <text:p>3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6" calcext:value-type="float">
            <text:p>736</text:p>
          </table:table-cell>
          <table:table-cell office:value-type="float" office:value="137" calcext:value-type="float">
            <text:p>137</text:p>
          </table:table-cell>
          <table:table-cell office:value-type="float" office:value="165" calcext:value-type="float">
            <text:p>165</text:p>
          </table:table-cell>
          <table:table-cell office:value-type="float" office:value="306" calcext:value-type="float">
            <text:p>30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3" calcext:value-type="float">
            <text:p>543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8" calcext:value-type="float">
            <text:p>508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324" calcext:value-type="float">
            <text:p>32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7" calcext:value-type="float">
            <text:p>397</text:p>
          </table:table-cell>
          <table:table-cell office:value-type="float" office:value="171" calcext:value-type="float">
            <text:p>171</text:p>
          </table:table-cell>
          <table:table-cell office:value-type="float" office:value="128" calcext:value-type="float">
            <text:p>128</text:p>
          </table:table-cell>
          <table:table-cell office:value-type="float" office:value="314" calcext:value-type="float">
            <text:p>3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3" calcext:value-type="float">
            <text:p>333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357" calcext:value-type="float">
            <text:p>35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0" calcext:value-type="float">
            <text:p>260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356" calcext:value-type="float">
            <text:p>35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0" calcext:value-type="float">
            <text:p>230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365" calcext:value-type="float">
            <text:p>36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366" calcext:value-type="float">
            <text:p>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  <table:table-cell office:value-type="float" office:value="389" calcext:value-type="float">
            <text:p>38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375" calcext:value-type="float">
            <text:p>3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392" calcext:value-type="float">
            <text:p>39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405" calcext:value-type="float">
            <text:p>4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448" calcext:value-type="float">
            <text:p>44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463" calcext:value-type="float">
            <text:p>46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86" calcext:value-type="float">
            <text:p>186</text:p>
          </table:table-cell>
          <table:table-cell office:value-type="float" office:value="164" calcext:value-type="float">
            <text:p>164</text:p>
          </table:table-cell>
          <table:table-cell office:value-type="float" office:value="482" calcext:value-type="float">
            <text:p>48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506" calcext:value-type="float">
            <text:p>50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office:value-type="float" office:value="495" calcext:value-type="float">
            <text:p>4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8" calcext:value-type="float">
            <text:p>5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610" calcext:value-type="float">
            <text:p>6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522" calcext:value-type="float">
            <text:p>52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91" calcext:value-type="float">
            <text:p>191</text:p>
          </table:table-cell>
          <table:table-cell office:value-type="float" office:value="167" calcext:value-type="float">
            <text:p>167</text:p>
          </table:table-cell>
          <table:table-cell office:value-type="float" office:value="589" calcext:value-type="float">
            <text:p>58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621" calcext:value-type="float">
            <text:p>62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212" calcext:value-type="float">
            <text:p>212</text:p>
          </table:table-cell>
          <table:table-cell office:value-type="float" office:value="176" calcext:value-type="float">
            <text:p>176</text:p>
          </table:table-cell>
          <table:table-cell office:value-type="float" office:value="652" calcext:value-type="float">
            <text:p>65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  <table:table-cell office:value-type="float" office:value="598" calcext:value-type="float">
            <text:p>59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638" calcext:value-type="float">
            <text:p>6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 office:value-type="float" office:value="610" calcext:value-type="float">
            <text:p>6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office:value-type="float" office:value="584" calcext:value-type="float">
            <text:p>58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196" calcext:value-type="float">
            <text:p>196</text:p>
          </table:table-cell>
          <table:table-cell office:value-type="float" office:value="161" calcext:value-type="float">
            <text:p>161</text:p>
          </table:table-cell>
          <table:table-cell office:value-type="float" office:value="604" calcext:value-type="float">
            <text:p>6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606" calcext:value-type="float">
            <text:p>60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581" calcext:value-type="float">
            <text:p>58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90" calcext:value-type="float">
            <text:p>190</text:p>
          </table:table-cell>
          <table:table-cell office:value-type="float" office:value="167" calcext:value-type="float">
            <text:p>167</text:p>
          </table:table-cell>
          <table:table-cell office:value-type="float" office:value="545" calcext:value-type="float">
            <text:p>54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office:value-type="float" office:value="209" calcext:value-type="float">
            <text:p>209</text:p>
          </table:table-cell>
          <table:table-cell office:value-type="float" office:value="142" calcext:value-type="float">
            <text:p>142</text:p>
          </table:table-cell>
          <table:table-cell office:value-type="float" office:value="599" calcext:value-type="float">
            <text:p>59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154" calcext:value-type="float">
            <text:p>154</text:p>
          </table:table-cell>
          <table:table-cell office:value-type="float" office:value="551" calcext:value-type="float">
            <text:p>55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office:value-type="float" office:value="587" calcext:value-type="float">
            <text:p>58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178" calcext:value-type="float">
            <text:p>178</text:p>
          </table:table-cell>
          <table:table-cell office:value-type="float" office:value="537" calcext:value-type="float">
            <text:p>53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192" calcext:value-type="float">
            <text:p>192</text:p>
          </table:table-cell>
          <table:table-cell office:value-type="float" office:value="586" calcext:value-type="float">
            <text:p>5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221" calcext:value-type="float">
            <text:p>221</text:p>
          </table:table-cell>
          <table:table-cell office:value-type="float" office:value="170" calcext:value-type="float">
            <text:p>170</text:p>
          </table:table-cell>
          <table:table-cell office:value-type="float" office:value="568" calcext:value-type="float">
            <text:p>56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559" calcext:value-type="float">
            <text:p>55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546" calcext:value-type="float">
            <text:p>54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  <table:table-cell office:value-type="float" office:value="553" calcext:value-type="float">
            <text:p>55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float" office:value="581" calcext:value-type="float">
            <text:p>58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92" calcext:value-type="float">
            <text:p>192</text:p>
          </table:table-cell>
          <table:table-cell office:value-type="float" office:value="169" calcext:value-type="float">
            <text:p>169</text:p>
          </table:table-cell>
          <table:table-cell office:value-type="float" office:value="595" calcext:value-type="float">
            <text:p>5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622" calcext:value-type="float">
            <text:p>62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632" calcext:value-type="float">
            <text:p>6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692" calcext:value-type="float">
            <text:p>69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02" calcext:value-type="float">
            <text:p>202</text:p>
          </table:table-cell>
          <table:table-cell office:value-type="float" office:value="177" calcext:value-type="float">
            <text:p>177</text:p>
          </table:table-cell>
          <table:table-cell office:value-type="float" office:value="751" calcext:value-type="float">
            <text:p>75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office:value-type="float" office:value="802" calcext:value-type="float">
            <text:p>8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858" calcext:value-type="float">
            <text:p>85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213" calcext:value-type="float">
            <text:p>213</text:p>
          </table:table-cell>
          <table:table-cell office:value-type="float" office:value="175" calcext:value-type="float">
            <text:p>175</text:p>
          </table:table-cell>
          <table:table-cell office:value-type="float" office:value="927" calcext:value-type="float">
            <text:p>92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86" calcext:value-type="float">
            <text:p>186</text:p>
          </table:table-cell>
          <table:table-cell office:value-type="float" office:value="161" calcext:value-type="float">
            <text:p>161</text:p>
          </table:table-cell>
          <table:table-cell office:value-type="float" office:value="928" calcext:value-type="float">
            <text:p>92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1112" calcext:value-type="float">
            <text:p>11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189" calcext:value-type="float">
            <text:p>118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323" calcext:value-type="float">
            <text:p>13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493" calcext:value-type="float">
            <text:p>149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office:value-type="float" office:value="186" calcext:value-type="float">
            <text:p>186</text:p>
          </table:table-cell>
          <table:table-cell office:value-type="float" office:value="1461" calcext:value-type="float">
            <text:p>14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599" calcext:value-type="float">
            <text:p>15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205" calcext:value-type="float">
            <text:p>205</text:p>
          </table:table-cell>
          <table:table-cell office:value-type="float" office:value="188" calcext:value-type="float">
            <text:p>188</text:p>
          </table:table-cell>
          <table:table-cell office:value-type="float" office:value="1667" calcext:value-type="float">
            <text:p>166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90" calcext:value-type="float">
            <text:p>190</text:p>
          </table:table-cell>
          <table:table-cell office:value-type="float" office:value="149" calcext:value-type="float">
            <text:p>149</text:p>
          </table:table-cell>
          <table:table-cell office:value-type="float" office:value="1700" calcext:value-type="float">
            <text:p>17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162" calcext:value-type="float">
            <text:p>162</text:p>
          </table:table-cell>
          <table:table-cell office:value-type="float" office:value="1788" calcext:value-type="float">
            <text:p>17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875" calcext:value-type="float">
            <text:p>18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06" calcext:value-type="float">
            <text:p>190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1881" calcext:value-type="float">
            <text:p>188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62" calcext:value-type="float">
            <text:p>186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776" calcext:value-type="float">
            <text:p>177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  <table:table-cell office:value-type="float" office:value="159" calcext:value-type="float">
            <text:p>159</text:p>
          </table:table-cell>
          <table:table-cell office:value-type="float" office:value="1720" calcext:value-type="float">
            <text:p>17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744" calcext:value-type="float">
            <text:p>17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91" calcext:value-type="float">
            <text:p>191</text:p>
          </table:table-cell>
          <table:table-cell office:value-type="float" office:value="148" calcext:value-type="float">
            <text:p>148</text:p>
          </table:table-cell>
          <table:table-cell office:value-type="float" office:value="1742" calcext:value-type="float">
            <text:p>174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645" calcext:value-type="float">
            <text:p>164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566" calcext:value-type="float">
            <text:p>156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510" calcext:value-type="float">
            <text:p>151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1377" calcext:value-type="float">
            <text:p>137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289" calcext:value-type="float">
            <text:p>128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1211" calcext:value-type="float">
            <text:p>12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1085" calcext:value-type="float">
            <text:p>10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989" calcext:value-type="float">
            <text:p>98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915" calcext:value-type="float">
            <text:p>91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867" calcext:value-type="float">
            <text:p>86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771" calcext:value-type="float">
            <text:p>77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691" calcext:value-type="float">
            <text:p>69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691" calcext:value-type="float">
            <text:p>69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613" calcext:value-type="float">
            <text:p>6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  <table:table-cell office:value-type="float" office:value="513" calcext:value-type="float">
            <text:p>5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office:value-type="float" office:value="486" calcext:value-type="float">
            <text:p>4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474" calcext:value-type="float">
            <text:p>47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412" calcext:value-type="float">
            <text:p>4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72" calcext:value-type="float">
            <text:p>172</text:p>
          </table:table-cell>
          <table:table-cell office:value-type="float" office:value="149" calcext:value-type="float">
            <text:p>149</text:p>
          </table:table-cell>
          <table:table-cell office:value-type="float" office:value="396" calcext:value-type="float">
            <text:p>3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142" calcext:value-type="float">
            <text:p>142</text:p>
          </table:table-cell>
          <table:table-cell office:value-type="float" office:value="360" calcext:value-type="float">
            <text:p>36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359" calcext:value-type="float">
            <text:p>35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171" calcext:value-type="float">
            <text:p>171</text:p>
          </table:table-cell>
          <table:table-cell office:value-type="float" office:value="326" calcext:value-type="float">
            <text:p>32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336" calcext:value-type="float">
            <text:p>33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float" office:value="123" calcext:value-type="float">
            <text:p>123</text:p>
          </table:table-cell>
          <table:table-cell office:value-type="float" office:value="327" calcext:value-type="float">
            <text:p>32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office:value-type="float" office:value="343" calcext:value-type="float">
            <text:p>34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360" calcext:value-type="float">
            <text:p>3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348" calcext:value-type="float">
            <text:p>34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138" calcext:value-type="float">
            <text:p>138</text:p>
          </table:table-cell>
          <table:table-cell office:value-type="float" office:value="345" calcext:value-type="float">
            <text:p>34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office:value-type="float" office:value="346" calcext:value-type="float">
            <text:p>34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340" calcext:value-type="float">
            <text:p>34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349" calcext:value-type="float">
            <text:p>34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325" calcext:value-type="float">
            <text:p>3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348" calcext:value-type="float">
            <text:p>3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344" calcext:value-type="float">
            <text:p>34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76" calcext:value-type="float">
            <text:p>176</text:p>
          </table:table-cell>
          <table:table-cell office:value-type="float" office:value="133" calcext:value-type="float">
            <text:p>133</text:p>
          </table:table-cell>
          <table:table-cell office:value-type="float" office:value="342" calcext:value-type="float">
            <text:p>3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342" calcext:value-type="float">
            <text:p>3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324" calcext:value-type="float">
            <text:p>3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343" calcext:value-type="float">
            <text:p>34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346" calcext:value-type="float">
            <text:p>3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326" calcext:value-type="float">
            <text:p>32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330" calcext:value-type="float">
            <text:p>33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358" calcext:value-type="float">
            <text:p>35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329" calcext:value-type="float">
            <text:p>3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316" calcext:value-type="float">
            <text:p>31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327" calcext:value-type="float">
            <text:p>32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326" calcext:value-type="float">
            <text:p>3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304" calcext:value-type="float">
            <text:p>3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305" calcext:value-type="float">
            <text:p>3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327" calcext:value-type="float">
            <text:p>3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331" calcext:value-type="float">
            <text:p>3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331" calcext:value-type="float">
            <text:p>33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324" calcext:value-type="float">
            <text:p>3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293" calcext:value-type="float">
            <text:p>2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314" calcext:value-type="float">
            <text:p>31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284" calcext:value-type="float">
            <text:p>2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office:value-type="float" office:value="279" calcext:value-type="float">
            <text:p>27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298" calcext:value-type="float">
            <text:p>29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247" calcext:value-type="float">
            <text:p>24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264" calcext:value-type="float">
            <text:p>26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238" calcext:value-type="float">
            <text:p>2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240" calcext:value-type="float">
            <text:p>24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float" office:value="245" calcext:value-type="float">
            <text:p>24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  <table:table-cell office:value-type="float" office:value="234" calcext:value-type="float">
            <text:p>2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263" calcext:value-type="float">
            <text:p>2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238" calcext:value-type="float">
            <text:p>2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245" calcext:value-type="float">
            <text:p>24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float" office:value="230" calcext:value-type="float">
            <text:p>2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float" office:value="224" calcext:value-type="float">
            <text:p>22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228" calcext:value-type="float">
            <text:p>2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185" calcext:value-type="float">
            <text:p>185</text:p>
          </table:table-cell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235" calcext:value-type="float">
            <text:p>23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217" calcext:value-type="float">
            <text:p>21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office:value-type="float" office:value="166" calcext:value-type="float">
            <text:p>166</text:p>
          </table:table-cell>
          <table:table-cell office:value-type="float" office:value="226" calcext:value-type="float">
            <text:p>2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223" calcext:value-type="float">
            <text:p>22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228" calcext:value-type="float">
            <text:p>2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68" calcext:value-type="float">
            <text:p>168</text:p>
          </table:table-cell>
          <table:table-cell office:value-type="float" office:value="223" calcext:value-type="float">
            <text:p>2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float" office:value="223" calcext:value-type="float">
            <text:p>2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float" office:value="204" calcext:value-type="float">
            <text:p>20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232" calcext:value-type="float">
            <text:p>2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219" calcext:value-type="float">
            <text:p>2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 office:value-type="float" office:value="212" calcext:value-type="float">
            <text:p>2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216" calcext:value-type="float">
            <text:p>2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206" calcext:value-type="float">
            <text:p>20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203" calcext:value-type="float">
            <text:p>2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  <table:table-cell office:value-type="float" office:value="204" calcext:value-type="float">
            <text:p>20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214" calcext:value-type="float">
            <text:p>21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233" calcext:value-type="float">
            <text:p>23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215" calcext:value-type="float">
            <text:p>2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205" calcext:value-type="float">
            <text:p>20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241" calcext:value-type="float">
            <text:p>2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237" calcext:value-type="float">
            <text:p>2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230" calcext:value-type="float">
            <text:p>2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248" calcext:value-type="float">
            <text:p>2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228" calcext:value-type="float">
            <text:p>2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241" calcext:value-type="float">
            <text:p>24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230" calcext:value-type="float">
            <text:p>2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64" calcext:value-type="float">
            <text:p>164</text:p>
          </table:table-cell>
          <table:table-cell office:value-type="float" office:value="126" calcext:value-type="float">
            <text:p>126</text:p>
          </table:table-cell>
          <table:table-cell office:value-type="float" office:value="244" calcext:value-type="float">
            <text:p>2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279" calcext:value-type="float">
            <text:p>27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32" calcext:value-type="float">
            <text:p>132</text:p>
          </table:table-cell>
          <table:table-cell office:value-type="float" office:value="94" calcext:value-type="float">
            <text:p>94</text:p>
          </table:table-cell>
          <table:table-cell office:value-type="float" office:value="229" calcext:value-type="float">
            <text:p>22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260" calcext:value-type="float">
            <text:p>2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292" calcext:value-type="float">
            <text:p>2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office:value-type="float" office:value="272" calcext:value-type="float">
            <text:p>27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277" calcext:value-type="float">
            <text:p>27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294" calcext:value-type="float">
            <text:p>2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310" calcext:value-type="float">
            <text:p>3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301" calcext:value-type="float">
            <text:p>3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office:value-type="float" office:value="286" calcext:value-type="float">
            <text:p>28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office:value-type="float" office:value="344" calcext:value-type="float">
            <text:p>3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314" calcext:value-type="float">
            <text:p>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302" calcext:value-type="float">
            <text:p>30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327" calcext:value-type="float">
            <text:p>3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293" calcext:value-type="float">
            <text:p>2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312" calcext:value-type="float">
            <text:p>3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float" office:value="84" calcext:value-type="float">
            <text:p>84</text:p>
          </table:table-cell>
          <table:table-cell office:value-type="float" office:value="299" calcext:value-type="float">
            <text:p>29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339" calcext:value-type="float">
            <text:p>3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296" calcext:value-type="float">
            <text:p>2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283" calcext:value-type="float">
            <text:p>28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276" calcext:value-type="float">
            <text:p>2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264" calcext:value-type="float">
            <text:p>2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281" calcext:value-type="float">
            <text:p>28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234" calcext:value-type="float">
            <text:p>2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17" calcext:value-type="float">
            <text:p>2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93" calcext:value-type="float">
            <text:p>1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office:value-type="float" office:value="194" calcext:value-type="float">
            <text:p>1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91" calcext:value-type="float">
            <text:p>1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135" calcext:value-type="float">
            <text:p>1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73" calcext:value-type="float">
            <text:p>73</text:p>
          </table:table-cell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187" calcext:value-type="float">
            <text:p>1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99" calcext:value-type="float">
            <text:p>1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220" calcext:value-type="float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62" calcext:value-type="float">
            <text:p>2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289" calcext:value-type="float">
            <text:p>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08" calcext:value-type="float">
            <text:p>3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78" calcext:value-type="float">
            <text:p>37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79" calcext:value-type="float">
            <text:p>3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82" calcext:value-type="float">
            <text:p>3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351" calcext:value-type="float">
            <text:p>3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48" calcext:value-type="float">
            <text:p>3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13" calcext:value-type="float">
            <text:p>4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46" calcext:value-type="float">
            <text:p>3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385" calcext:value-type="float">
            <text:p>3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368" calcext:value-type="float">
            <text:p>36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07" calcext:value-type="float">
            <text:p>4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08" calcext:value-type="float">
            <text:p>4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406" calcext:value-type="float">
            <text:p>4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395" calcext:value-type="float">
            <text:p>3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356" calcext:value-type="float">
            <text:p>3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35" calcext:value-type="float">
            <text:p>3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353" calcext:value-type="float">
            <text:p>3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327" calcext:value-type="float">
            <text:p>3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23" calcext:value-type="float">
            <text:p>3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87" calcext:value-type="float">
            <text:p>2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77" calcext:value-type="float">
            <text:p>2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273" calcext:value-type="float">
            <text:p>2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96" calcext:value-type="float">
            <text:p>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63" calcext:value-type="float">
            <text:p>16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74" calcext:value-type="float">
            <text:p>17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45" calcext:value-type="float">
            <text:p>14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2:14:07.012109889</meta:creation-date>
    <dc:date>2022-10-13T22:18:33.903469361</dc:date>
    <meta:editing-duration>PT4M27S</meta:editing-duration>
    <meta:editing-cycles>1</meta:editing-cycles>
    <meta:document-statistic meta:table-count="1" meta:cell-count="12294" meta:object-count="0"/>
    <meta:generator>LibreOffice/7.3.4.2$Linux_X86_64 LibreOffice_project/30$Build-2</meta:generator>
  </office:meta>
</office:document-meta>
</file>